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outline1">
      <style:graphic-properties fo:min-height="5.246cm"/>
    </style:style>
    <style:style style:name="pr3" style:family="presentation" style:parent-style-name="lyt-bluegrey-notes">
      <style:graphic-properties draw:fill-color="#ffffff" fo:min-height="12.32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2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2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But there was also team coding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2" draw:layer="layout" svg:width="25.199cm" svg:height="15.137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Each session we met and discussed who wanted to hook their laptop up to TV</text:p>
                  </text:list-item>
                  <text:list-item>
                    <text:p>We loaded code with which team members where having trouble</text:p>
                  </text:list-item>
                  <text:list-item>
                    <text:p>As a team, we mentally stepped through segments of code to see where logic was off</text:p>
                  </text:list-item>
                </text:list>
              </text:list-item>
              <text:list-item>
                <text:p>Pair programming++</text:p>
              </text:list-item>
              <text:list-item>
                <text:p>Team coding made it almost fun to work through the mundane and efficient to debug difficult erro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2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ACL2 made computation very slow at times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2" draw:layer="layout" svg:width="25.199cm" svg:height="14.944cm" svg:x="1.4cm" svg:y="4.914cm" presentation:class="outline" presentation:user-transformed="true">
          <draw:text-box>
            <text:list text:style-name="L2">
              <text:list-item>
                <text:p>Calculating CRC32 in ACL2 is slow for big datasets</text:p>
              </text:list-item>
              <text:list-item>
                <text:p>PNGs are big datasets</text:p>
              </text:list-item>
              <text:list-item>
                <text:p>Your drawn logical conclusions are probably correct</text:p>
              </text:list-item>
              <text:list-item>
                <text:p>Solutions:</text:p>
                <text:list>
                  <text:list-item>
                    <text:p>Had to unroll some loops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15:28:48</meta:creation-date>
    <meta:editing-duration>PT41M17S</meta:editing-duration>
    <meta:editing-cycles>5</meta:editing-cycles>
    <dc:date>2011-04-06T16:09:45</dc:date>
    <meta:generator>LibreOffice/3.3$Linux LibreOffice_project/330m19$Build-202</meta:generator>
    <meta:document-statistic meta:object-count="52"/>
  </office:meta>
</office:document-meta>
</file>